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ad8a6" style:font-size-asian="13pt" style:font-name-complex="Sanskrit 2003" style:font-size-complex="13pt"/>
    </style:style>
    <style:style style:name="P2" style:family="paragraph" style:parent-style-name="Text_20_body" style:list-style-name="Numbering_20_5">
      <style:paragraph-properties fo:text-align="start" style:justify-single-word="false"/>
      <style:text-properties style:font-name="Sanskrit 2003" fo:font-size="10pt" officeooo:paragraph-rsid="05770bf7" style:font-size-asian="10pt" style:font-name-complex="Sanskrit 2003" style:font-size-complex="10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ad8a6" style:font-size-asian="13pt" style:font-name-complex="Sanskrit 2003" style:font-size-complex="13pt"/>
    </style:style>
    <style:style style:name="P4" style:family="paragraph" style:parent-style-name="Footnote">
      <style:text-properties officeooo:rsid="0573cd58" officeooo:paragraph-rsid="0573cd58"/>
    </style:style>
    <style:style style:name="P5" style:family="paragraph" style:parent-style-name="Footnote">
      <style:text-properties officeooo:rsid="0575a151" officeooo:paragraph-rsid="0575a151"/>
    </style:style>
    <style:style style:name="P6" style:family="paragraph" style:parent-style-name="Footnote">
      <style:text-properties officeooo:rsid="05770bf7" officeooo:paragraph-rsid="05770bf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57209d5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57209d5" style:font-weight-asian="bold" style:font-weight-complex="bold"/>
    </style:style>
    <style:style style:name="T5" style:family="text">
      <style:text-properties officeooo:rsid="05581079"/>
    </style:style>
    <style:style style:name="T6" style:family="text">
      <style:text-properties officeooo:rsid="057209d5"/>
    </style:style>
    <style:style style:name="T7" style:family="text">
      <style:text-properties officeooo:rsid="0573cd58"/>
    </style:style>
    <style:style style:name="T8" style:family="text">
      <style:text-properties officeooo:rsid="05758e2f"/>
    </style:style>
    <style:style style:name="T9" style:family="text">
      <style:text-properties officeooo:rsid="0575a151"/>
    </style:style>
    <style:style style:name="T10" style:family="text">
      <style:text-properties officeooo:rsid="05770b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अथ द्विषष्टितमोऽध्यायः । </text:p>
      <text:p text:style-name="P3"><text:span text:style-name="T3">लक्ष्म</text:span><text:span text:style-name="T4">्यादिदेवता</text:span><text:span text:style-name="T3">प्रतिष्ठाविधिः</text:span> <text:line-break/><text:span text:style-name="T5">श्री</text:span>भगवानुवाच -<text:line-break/>समुदायेन देवादेः प्रतिष्ठां प्रवदामि ते । <text:line-break/>लक्ष्म्याः प्रतिष्ठा<text:span text:style-name="T6">ं</text:span> प्रथमं तथा देवीगणस्य च ॥१<text:span text:style-name="T5">॥</text:span> <text:line-break/>पूर्ववत्सकलं कु<text:span text:style-name="T6">र्या</text:span>न्मण्डपस्नपनादिक<text:span text:style-name="T6">म्</text:span> । <text:s/><text:line-break/>भद्रपीठे श्रियं न्यस्य स्थापयेदष्ट वै घटान् ॥२<text:span text:style-name="T5">॥</text:span> <text:line-break/>घृतेनाभ्यज्य मूलेन स्न<text:span text:style-name="T6">ा</text:span>पयेत्पञ्चगव्यकैः । <text:line-break/>हिरण्यवर्णा<text:span text:style-name="T6">ं</text:span> हरिणी<text:span text:style-name="T6">ं</text:span> नेत्रे चोन्मीलयेच्छ्रियाः ॥३<text:span text:style-name="T5">॥</text:span> </text:p>
      <text:p text:style-name="P3"><text:span text:style-name="T6">तां म</text:span> आवह इत्येवं प्रदद्यान्मधुरत्रयम् । <text:line-break/>अश्वपूर्वेति पूर्वेण तां कुम्भेनाभिषेचयेत् <text:s/>॥४<text:span text:style-name="T5">॥</text:span> <text:line-break/><text:note text:id="ftn512" text:note-class="footnote"><text:note-citation>1</text:note-citation><text:note-body><text:p text:style-name="P4">कांसोऽस्मितेति</text:p></text:note-body></text:note>कामो<text:span text:style-name="T7">ऽ</text:span>स्मितेति याम्येन पश्चिमेनाभिषेचयेत् । <text:s/><text:line-break/>चन्द्र<text:span text:style-name="T7">ां </text:span>प्रभासामुच्चा<text:span text:style-name="T7">र्याऽऽ</text:span>दित्यवर्णेति चोत्तरात् ॥५<text:span text:style-name="T5">॥</text:span> <text:line-break/>उपैतु मेति चा<text:span text:style-name="T7">ऽऽ</text:span>ग्नेयात्क्षुत्पिपासेति नैरृतात् । <text:s/><text:line-break/>गन्धद्वारेति वायव्या<text:span text:style-name="T7">न्</text:span>मनसः काममाक<text:span text:style-name="T7">ू</text:span>तिम् ॥६<text:span text:style-name="T5">॥</text:span> <text:line-break/>ईशानकलशेनैव शिरः सौवर्णक<text:span text:style-name="T7">र्द</text:span>मात् । <text:s/><text:line-break/>एकाशीतिघटैः स्नानं मन्त्रेणापः<text:note text:id="ftn513" text:note-class="footnote"><text:note-citation>2</text:note-citation><text:note-body><text:p text:style-name="P4">मन्त्रेणायं</text:p></text:note-body></text:note> सृजन् क्षितिम् <text:s/>॥७<text:span text:style-name="T5">॥</text:span> <text:line-break/>आ<text:span text:style-name="T7">र्द्रां</text:span> पुष्करिणीं गन्धैरा<text:span text:style-name="T8">र्द्रा</text:span>मित्यादि पुष्पकैः । <text:line-break/>त<text:span text:style-name="T9">ां म आ</text:span>वहमन्त्रेण आनन्द <text:span text:style-name="T9">इति </text:span>चाखिल<text:span text:style-name="T9">म्</text:span> ॥८<text:span text:style-name="T5">॥</text:span> <text:line-break/>श<text:span text:style-name="T9">्रा</text:span>यन्तीयेन शय्यायां श्रीसूक्तेन च सन्निधिम् । <text:s/><text:line-break/>लक्ष्मी<text:span text:style-name="T9">बी</text:span>जेन चिच्छक्तिं विन्यस्याभ्यर्चयेत्पुनः ॥९<text:span text:style-name="T5">॥</text:span> <text:line-break/>श्रीसूक्तेन मण्डपे<text:span text:style-name="T9">ऽ</text:span>थ कुण्डेष्वब्जानि होमयेत् ।<text:line-break/><text:soft-page-break/>करवीराणि वा हुत्वा सहस्रं शतमेव वा ॥१०<text:span text:style-name="T5">॥</text:span> <text:line-break/>गृहोपकरणान्तादि<text:note text:id="ftn514" text:note-class="footnote"><text:note-citation>3</text:note-citation><text:note-body><text:p text:style-name="P5">गृहोपकरणाद्यादि</text:p></text:note-body></text:note> श्रीसूक्तेनैव चार्पयेत् ।<text:line-break/>ततः प्रासादसंस्कारं सर्वं कृत्वा तु पूर्ववत् ॥११<text:span text:style-name="T5">॥</text:span> <text:line-break/>मन्त्रेण<text:note text:id="ftn515" text:note-class="footnote"><text:note-citation>4</text:note-citation><text:note-body><text:p text:style-name="P5">मात्रार्थे</text:p></text:note-body></text:note> पिण्डिकां कृत्वा प्रतिष्ठानं ततः श्रिय<text:span text:style-name="T10">ाः</text:span> <text:s/>। <text:line-break/>श्रीसूक्तेन च सान्निध्यं पूर्ववत्प्रत्यृचं <text:note text:id="ftn516" text:note-class="footnote"><text:note-citation>5</text:note-citation><text:note-body><text:p text:style-name="P6">यजेत्</text:p></text:note-body></text:note>जपेत् ॥१२<text:span text:style-name="T5">॥</text:span> <text:line-break/>चिच्छक्तिं बोधयित्वा तु मूलात्सान्निध्यकं चरेत् । </text:p>
      <text:p text:style-name="P1">भूस्वर्णवस्त्रगोन्नादि <text:s/>गुरवे ब्रह्मणे<text:span text:style-name="T10">ऽ</text:span>र्पयेत्॥१३॥<text:line-break/>एवं देव्योऽखिलाः <text:span text:style-name="T10">स्थाप्य</text:span><text:span text:style-name="T10"><text:note text:id="ftn517" text:note-class="footnote"><text:note-citation>6</text:note-citation><text:note-body><text:list xml:id="list1644294316873822886" text:style-name="Numbering_20_5"><text:list-item><text:p text:style-name="P2">स्थाप्या<text:span text:style-name="T10">ऽऽ</text:span>वाह्य</text:p></text:list-item></text:list></text:note-body></text:note></text:span> <text:span text:style-name="T10">राज्य</text:span>स्वर्गादिभा<text:span text:style-name="T10">ग्भवे</text:span>त् ॥१<text:span text:style-name="T5">४</text:span>॥ <text:s/></text:p>
      <text:p text:style-name="P1">इत्यादिमहापुराणे आग्नेये <text:span text:style-name="T1">लक्ष्म</text:span><text:span text:style-name="T2">्यादिदेवता</text:span><text:span text:style-name="T1">प्रतिष्ठाविधिः</text:span> नाम द्विषष्टितमोऽध्यायः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2:23:35.734538112</meta:creation-date>
    <dc:date>2017-06-01T12:34:39.253996643</dc:date>
    <meta:editing-duration>PT53S</meta:editing-duration>
    <meta:editing-cycles>1</meta:editing-cycles>
    <meta:document-statistic meta:table-count="0" meta:image-count="0" meta:object-count="0" meta:page-count="2" meta:paragraph-count="11" meta:word-count="160" meta:character-count="805" meta:non-whitespace-character-count="621"/>
    <meta:generator>LibreOffice/5.1.6.2$Linux_X86_64 LibreOffice_project/10m0$Build-2</meta:generator>
  </office:meta>
</office:document-meta>
</file>